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Serif" svg:font-family="Liberation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972in" style:rel-column-width="5036*"/>
    </style:style>
    <style:style style:name="Table1.B" style:family="table-column">
      <style:table-column-properties style:column-width="3.4278in" style:rel-column-width="4936*"/>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f27e7" officeooo:paragraph-rsid="001f27e7"/>
    </style:style>
    <style:style style:name="P2" style:family="paragraph" style:parent-style-name="Standard">
      <style:paragraph-properties fo:text-align="center" style:justify-single-word="false"/>
      <style:text-properties officeooo:rsid="001f27e7" officeooo:paragraph-rsid="001f27e7"/>
    </style:style>
    <style:style style:name="P3" style:family="paragraph" style:parent-style-name="Standard">
      <style:text-properties officeooo:rsid="001f27e7" officeooo:paragraph-rsid="002ce02b"/>
    </style:style>
    <style:style style:name="P4" style:family="paragraph" style:parent-style-name="Standard">
      <style:text-properties officeooo:rsid="001f5c89" officeooo:paragraph-rsid="001f5c89"/>
    </style:style>
    <style:style style:name="P5" style:family="paragraph" style:parent-style-name="Standard">
      <style:text-properties officeooo:rsid="0020d12b" officeooo:paragraph-rsid="0020d12b"/>
    </style:style>
    <style:style style:name="P6" style:family="paragraph" style:parent-style-name="Standard">
      <style:text-properties officeooo:rsid="0021fc81" officeooo:paragraph-rsid="0021fc81"/>
    </style:style>
    <style:style style:name="P7" style:family="paragraph" style:parent-style-name="Standard">
      <style:text-properties officeooo:rsid="0021fc81" officeooo:paragraph-rsid="0023c26a"/>
    </style:style>
    <style:style style:name="P8" style:family="paragraph" style:parent-style-name="Standard">
      <style:text-properties officeooo:rsid="0023c26a" officeooo:paragraph-rsid="0023c26a"/>
    </style:style>
    <style:style style:name="P9" style:family="paragraph" style:parent-style-name="Standard">
      <style:text-properties officeooo:rsid="0025910b" officeooo:paragraph-rsid="0025910b"/>
    </style:style>
    <style:style style:name="P10" style:family="paragraph" style:parent-style-name="Standard">
      <style:text-properties officeooo:rsid="0026bcd6" officeooo:paragraph-rsid="0026bcd6"/>
    </style:style>
    <style:style style:name="P11" style:family="paragraph" style:parent-style-name="Standard">
      <style:text-properties officeooo:paragraph-rsid="00289252"/>
    </style:style>
    <style:style style:name="P12" style:family="paragraph" style:parent-style-name="Standard">
      <style:text-properties style:text-position="0% 100%" officeooo:paragraph-rsid="00289252"/>
    </style:style>
    <style:style style:name="P13" style:family="paragraph" style:parent-style-name="Standard">
      <style:text-properties style:text-position="0% 100%" officeooo:rsid="002a9eec" officeooo:paragraph-rsid="002a9eec"/>
    </style:style>
    <style:style style:name="P14" style:family="paragraph" style:parent-style-name="Standard">
      <style:text-properties style:text-position="0% 100%" officeooo:rsid="002a9eec" officeooo:paragraph-rsid="002c0fcf"/>
    </style:style>
    <style:style style:name="P15" style:family="paragraph" style:parent-style-name="Standard">
      <style:text-properties style:text-position="0% 100%" officeooo:rsid="002c0fcf" officeooo:paragraph-rsid="002c0fcf"/>
    </style:style>
    <style:style style:name="P16" style:family="paragraph" style:parent-style-name="Standard">
      <style:text-properties style:text-position="0% 100%" officeooo:rsid="002ce02b" officeooo:paragraph-rsid="002ce02b"/>
    </style:style>
    <style:style style:name="P17" style:family="paragraph" style:parent-style-name="Standard">
      <style:text-properties officeooo:rsid="002ce02b" officeooo:paragraph-rsid="002ce02b"/>
    </style:style>
    <style:style style:name="P18" style:family="paragraph" style:parent-style-name="Standard" style:list-style-name="L1">
      <style:text-properties officeooo:rsid="002ce02b" officeooo:paragraph-rsid="002ce02b"/>
    </style:style>
    <style:style style:name="P19" style:family="paragraph" style:parent-style-name="Standard">
      <style:text-properties officeooo:rsid="002d90d3" officeooo:paragraph-rsid="002d90d3"/>
    </style:style>
    <style:style style:name="P20" style:family="paragraph" style:parent-style-name="Standard">
      <style:text-properties fo:font-style="italic" officeooo:rsid="001f27e7" officeooo:paragraph-rsid="001f27e7" style:font-style-asian="italic" style:font-style-complex="italic"/>
    </style:style>
    <style:style style:name="P21" style:family="paragraph" style:parent-style-name="Standard" style:list-style-name="L1">
      <style:text-properties officeooo:rsid="0034a1c8" officeooo:paragraph-rsid="0034a1c8"/>
    </style:style>
    <style:style style:name="P22" style:family="paragraph" style:parent-style-name="Standard">
      <style:paragraph-properties fo:break-before="page"/>
      <style:text-properties officeooo:rsid="002d90d3" officeooo:paragraph-rsid="002d90d3"/>
    </style:style>
    <style:style style:name="P23" style:family="paragraph" style:parent-style-name="Table_20_Contents">
      <style:paragraph-properties fo:text-align="center" style:justify-single-word="false"/>
      <style:text-properties officeooo:rsid="002d90d3" officeooo:paragraph-rsid="002d90d3"/>
    </style:style>
    <style:style style:name="P24" style:family="paragraph" style:parent-style-name="Table_20_Contents">
      <style:paragraph-properties fo:text-align="center" style:justify-single-word="false"/>
      <style:text-properties fo:font-weight="bold" officeooo:rsid="002d90d3" officeooo:paragraph-rsid="002d90d3" style:font-weight-asian="bold" style:font-weight-complex="bold"/>
    </style:style>
    <style:style style:name="T1" style:family="text">
      <style:text-properties officeooo:rsid="001f27e7"/>
    </style:style>
    <style:style style:name="T2" style:family="text">
      <style:text-properties officeooo:rsid="001f5c89"/>
    </style:style>
    <style:style style:name="T3" style:family="text">
      <style:text-properties style:text-position="sub 58%"/>
    </style:style>
    <style:style style:name="T4" style:family="text">
      <style:text-properties style:text-position="sub 58%" officeooo:rsid="001f5c89"/>
    </style:style>
    <style:style style:name="T5" style:family="text">
      <style:text-properties style:text-position="sub 58%" officeooo:rsid="00289252"/>
    </style:style>
    <style:style style:name="T6" style:family="text">
      <style:text-properties style:text-position="sub 58%" style:font-name="LiberationSerif" fo:font-size="12pt" officeooo:rsid="001f5c89"/>
    </style:style>
    <style:style style:name="T7" style:family="text">
      <style:text-properties officeooo:rsid="0020d12b"/>
    </style:style>
    <style:style style:name="T8" style:family="text">
      <style:text-properties officeooo:rsid="0021fc81"/>
    </style:style>
    <style:style style:name="T9" style:family="text">
      <style:text-properties officeooo:rsid="0023c26a"/>
    </style:style>
    <style:style style:name="T10" style:family="text">
      <style:text-properties officeooo:rsid="0025910b"/>
    </style:style>
    <style:style style:name="T11" style:family="text">
      <style:text-properties officeooo:rsid="0026bcd6"/>
    </style:style>
    <style:style style:name="T12" style:family="text">
      <style:text-properties officeooo:rsid="00289252"/>
    </style:style>
    <style:style style:name="T13" style:family="text">
      <style:text-properties style:font-name="LiberationSerif" fo:font-size="12pt"/>
    </style:style>
    <style:style style:name="T14" style:family="text">
      <style:text-properties style:font-name="LiberationSerif" fo:font-size="12pt" officeooo:rsid="0026bcd6"/>
    </style:style>
    <style:style style:name="T15" style:family="text">
      <style:text-properties style:font-name="LiberationSerif" fo:font-size="12pt" officeooo:rsid="00289252"/>
    </style:style>
    <style:style style:name="T16" style:family="text">
      <style:text-properties style:font-name="LiberationSerif" fo:font-size="12pt" officeooo:rsid="0020d12b"/>
    </style:style>
    <style:style style:name="T17" style:family="text">
      <style:text-properties style:font-name="LiberationSerif" fo:font-size="12pt" officeooo:rsid="001f5c89"/>
    </style:style>
    <style:style style:name="T18" style:family="text">
      <style:text-properties style:font-name="LiberationSerif" fo:font-size="12pt" officeooo:rsid="002c0fcf"/>
    </style:style>
    <style:style style:name="T19" style:family="text">
      <style:text-properties style:font-name="LiberationSerif" fo:font-size="12pt" officeooo:rsid="0023c26a"/>
    </style:style>
    <style:style style:name="T20" style:family="text">
      <style:text-properties style:text-position="0% 100%" style:font-name="LiberationSerif" fo:font-size="12pt" officeooo:rsid="002c0fcf"/>
    </style:style>
    <style:style style:name="T21" style:family="text">
      <style:text-properties style:text-position="super 58%" style:font-name="LiberationSerif" fo:font-size="12pt"/>
    </style:style>
    <style:style style:name="T22" style:family="text">
      <style:text-properties style:text-position="super 58%" style:font-name="LiberationSerif" fo:font-size="12pt" officeooo:rsid="00289252"/>
    </style:style>
    <style:style style:name="T23" style:family="text">
      <style:text-properties style:text-position="super 58%" style:font-name="LiberationSerif" fo:font-size="12pt" officeooo:rsid="002c0fcf"/>
    </style:style>
    <style:style style:name="T24" style:family="text">
      <style:text-properties officeooo:rsid="002d90d3"/>
    </style:style>
    <style:style style:name="T25" style:family="text">
      <style:text-properties officeooo:rsid="002f5b19"/>
    </style:style>
    <style:style style:name="T26" style:family="text">
      <style:text-properties officeooo:rsid="00304634"/>
    </style:style>
    <style:style style:name="T27" style:family="text">
      <style:text-properties officeooo:rsid="00377cf3"/>
    </style:style>
    <style:style style:name="T28" style:family="text">
      <style:text-properties officeooo:rsid="003917cd"/>
    </style:style>
    <style:style style:name="T29" style:family="text">
      <style:text-properties officeooo:rsid="003c7211"/>
    </style:style>
    <style:style style:name="T30" style:family="text">
      <style:text-properties officeooo:rsid="003c9e76"/>
    </style:style>
    <style:style style:name="T31" style:family="text">
      <style:text-properties officeooo:rsid="003ceece"/>
    </style:style>
    <style:style style:name="T32" style:family="text">
      <style:text-properties officeooo:rsid="003d92a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Unbiased Prior<text:span text:style-name="T1"> Belief</text:span> of<text:line-break/><text:span text:style-name="T1">Normalized Utility</text:span></text:p>
      <text:p text:style-name="P2">by Sven Nilsen, 2017</text:p>
      <text:p text:style-name="P1"/>
      <text:p text:style-name="P20">One common mistake I make and also lot of people struggle with, is failing to consider all available information when making a decision. If I could figure out how to avoid this problem just a bit, it might give a huge payoff over long term. In this paper I derive the decision function of evaluating an idea based on an estimate of the number of ideas available and a normalized utility score <text:span text:style-name="T2">assigned to the idea to evaluate.</text:span></text:p>
      <text:p text:style-name="P1"/>
      <text:p text:style-name="P17">The result of this paper is a critical estimate of normalized utility for any idea among `n` alternatives:</text:p>
      <text:p text:style-name="P1"/>
      <text:p text:style-name="P3"><text:tab/><text:span text:style-name="T20">u = 2</text:span><text:span text:style-name="T23">-1/n</text:span></text:p>
      <text:p text:style-name="P1"/>
      <text:p text:style-name="P17">This simple formula might be used to <text:span text:style-name="T26">decide whether any particular idea is worth pursuing, given that there is little or no information about alternative ideas.</text:span></text:p>
      <text:p text:style-name="P1"/>
      <text:p text:style-name="P17">Assumptions:</text:p>
      <text:p text:style-name="P17"/>
      <text:list xml:id="list5559450195538847946" text:style-name="L1">
        <text:list-item>
          <text:p text:style-name="P18">Ideas are uniformly distributed on <text:span text:style-name="T24">a</text:span> normalized utility scale</text:p>
        </text:list-item>
        <text:list-item>
          <text:p text:style-name="P18">An estimate <text:span text:style-name="T25">is available </text:span>on the number of <text:span text:style-name="T24">other </text:span>ideas</text:p>
        </text:list-item>
        <text:list-item>
          <text:p text:style-name="P21">There is at least one known <text:span text:style-name="T28">alternative </text:span>good idea</text:p>
        </text:list-item>
      </text:list>
      <text:p text:style-name="P1"/>
      <text:p text:style-name="P19">An overview of critical utility values with 2 decimals precision for some values of `n`:</text:p>
      <text:p text:style-name="P1"/>
      <table:table table:name="Table1" table:style-name="Table1">
        <table:table-column table:style-name="Table1.A"/>
        <table:table-column table:style-name="Table1.B"/>
        <table:table-row>
          <table:table-cell table:style-name="Table1.A1" office:value-type="string">
            <text:p text:style-name="P24">N</text:p>
          </table:table-cell>
          <table:table-cell table:style-name="Table1.B1" office:value-type="string">
            <text:p text:style-name="P24">U</text:p>
          </table:table-cell>
        </table:table-row>
        <table:table-row>
          <table:table-cell table:style-name="Table1.A2" office:value-type="string">
            <text:p text:style-name="P23">1</text:p>
          </table:table-cell>
          <table:table-cell table:style-name="Table1.B2" office:value-type="string">
            <text:p text:style-name="P23">0.50</text:p>
          </table:table-cell>
        </table:table-row>
        <table:table-row>
          <table:table-cell table:style-name="Table1.A2" office:value-type="string">
            <text:p text:style-name="P23">2</text:p>
          </table:table-cell>
          <table:table-cell table:style-name="Table1.B2" office:value-type="string">
            <text:p text:style-name="P23">0.70</text:p>
          </table:table-cell>
        </table:table-row>
        <table:table-row>
          <table:table-cell table:style-name="Table1.A2" office:value-type="string">
            <text:p text:style-name="P23">3</text:p>
          </table:table-cell>
          <table:table-cell table:style-name="Table1.B2" office:value-type="string">
            <text:p text:style-name="P23">0.79</text:p>
          </table:table-cell>
        </table:table-row>
        <table:table-row>
          <table:table-cell table:style-name="Table1.A2" office:value-type="string">
            <text:p text:style-name="P23">4</text:p>
          </table:table-cell>
          <table:table-cell table:style-name="Table1.B2" office:value-type="string">
            <text:p text:style-name="P23">0.84</text:p>
          </table:table-cell>
        </table:table-row>
        <table:table-row>
          <table:table-cell table:style-name="Table1.A2" office:value-type="string">
            <text:p text:style-name="P23">5</text:p>
          </table:table-cell>
          <table:table-cell table:style-name="Table1.B2" office:value-type="string">
            <text:p text:style-name="P23">0.87</text:p>
          </table:table-cell>
        </table:table-row>
        <table:table-row>
          <table:table-cell table:style-name="Table1.A2" office:value-type="string">
            <text:p text:style-name="P23">6</text:p>
          </table:table-cell>
          <table:table-cell table:style-name="Table1.B2" office:value-type="string">
            <text:p text:style-name="P23">0.89</text:p>
          </table:table-cell>
        </table:table-row>
        <table:table-row>
          <table:table-cell table:style-name="Table1.A2" office:value-type="string">
            <text:p text:style-name="P23">7</text:p>
          </table:table-cell>
          <table:table-cell table:style-name="Table1.B2" office:value-type="string">
            <text:p text:style-name="P23">0.91</text:p>
          </table:table-cell>
        </table:table-row>
        <table:table-row>
          <table:table-cell table:style-name="Table1.A2" office:value-type="string">
            <text:p text:style-name="P23">8</text:p>
          </table:table-cell>
          <table:table-cell table:style-name="Table1.B2" office:value-type="string">
            <text:p text:style-name="P23">0.92</text:p>
          </table:table-cell>
        </table:table-row>
        <table:table-row>
          <table:table-cell table:style-name="Table1.A2" office:value-type="string">
            <text:p text:style-name="P23">9</text:p>
          </table:table-cell>
          <table:table-cell table:style-name="Table1.B2" office:value-type="string">
            <text:p text:style-name="P23">0.93</text:p>
          </table:table-cell>
        </table:table-row>
        <table:table-row>
          <table:table-cell table:style-name="Table1.A2" office:value-type="string">
            <text:p text:style-name="P23">10</text:p>
          </table:table-cell>
          <table:table-cell table:style-name="Table1.B2" office:value-type="string">
            <text:p text:style-name="P23">0.93</text:p>
          </table:table-cell>
        </table:table-row>
        <table:table-row>
          <table:table-cell table:style-name="Table1.A2" office:value-type="string">
            <text:p text:style-name="P23">100</text:p>
          </table:table-cell>
          <table:table-cell table:style-name="Table1.B2" office:value-type="string">
            <text:p text:style-name="P23">0.99</text:p>
          </table:table-cell>
        </table:table-row>
      </table:table>
      <text:p text:style-name="P1"/>
      <text:p text:style-name="P19">As one can observe by taking the limit of `n → ∞`, the chance of making optimal decisions is zero.</text:p>
      <text:p text:style-name="P19"/>
      <text:p text:style-name="P22">The rest of this paper <text:span text:style-name="T27">is a proof of</text:span> the formula.</text:p>
      <text:p text:style-name="P1"/>
      <text:p text:style-name="P1">Assume that a good idea is an object `a` such that:</text:p>
      <text:p text:style-name="P1"/>
      <text:p text:style-name="P1"><text:tab/>a : [is_a_good_idea] true</text:p>
      <text:p text:style-name="P1"/>
      <text:p text:style-name="P1"><text:tab/>is_a_good_idea : idea → bool</text:p>
      <text:p text:style-name="P1"/>
      <text:p text:style-name="P4">In order for deciding rationally to pursue an idea, it requires at least a 50% chance, as subjective belief, that there is no other idea that gives a higher utility score. Otherwise you pay an opportunity cost for making that decision, as it prevents you from pursuing other ideas in parallel. This assumes a sequential agent architecture.</text:p>
      <text:p text:style-name="P4"/>
      <text:p text:style-name="P4">Translated to path semantics, I want to know the probabilistic path of `is_a_good_idea`, which returns the probability <text:span text:style-name="T7">of it returning `true` by constraining the input by `a`</text:span>:</text:p>
      <text:p text:style-name="P4"/>
      <text:p text:style-name="P4"><text:tab/><text:span text:style-name="T7">try</text:span>_it := \(a : <text:span text:style-name="T7">idea</text:span>) = (∃<text:span text:style-name="T3">p</text:span>is_a_good_idea{(= a)})(true) &gt; 1/2<text:line-break/></text:p>
      <text:p text:style-name="P5">Of course, setting the input equal to `a` determines the boolean return value, such that the probability of returning `true` is either 0 or 1. However, this approach is also valid when the idea is constrained by a sub-type, which in path semantics can be any halting function. <text:span text:style-name="T8">M</text:span>aking `try_id` a higher order function that takes a <text:span text:style-name="T8">knowledge</text:span> function `f`:</text:p>
      <text:p text:style-name="P5"/>
      <text:p text:style-name="P5"><text:tab/> try<text:span text:style-name="T2">_it := </text:span>\(f : idea → bool) = <text:span text:style-name="T2">\(a : </text:span>idea<text:span text:style-name="T2">) = (∃</text:span><text:span text:style-name="T4">p</text:span><text:span text:style-name="T2">is_a_good_idea{</text:span>f(<text:span text:style-name="T2">a</text:span>)<text:span text:style-name="T2">})(true) &gt; 1/2</text:span></text:p>
      <text:p text:style-name="P5"/>
      <text:p text:style-name="P6">This has the advantage of controlling ignorance by will, what you pretend to know about an idea, for reflection purposes and self diagnostics. It also <text:span text:style-name="T9">generates</text:span> <text:span text:style-name="T29">a</text:span> <text:span text:style-name="T29">sub-</text:span>problem to solve <text:span text:style-name="T29">in order to</text:span> make optimal decisions given the available information. I choose a function such that `f` returns `true` when there is no other idea that give<text:span text:style-name="T30">s</text:span> a higher utility score:</text:p>
      <text:p text:style-name="P6"/>
      <text:p text:style-name="P6"><text:tab/>no_better_idea := \(ideas : [idea]<text:span text:style-name="T9">) = \(</text:span>this : idea) = ¬∃ i { utility(ideas<text:span text:style-name="T3">i</text:span>) &gt; utility(this) }</text:p>
      <text:p text:style-name="P6"/>
      <text:p text:style-name="P7"><text:tab/><text:span text:style-name="T9">decide := \(ideas : [idea]) = try_it(no_better_idea(ideas))</text:span></text:p>
      <text:p text:style-name="P7"><text:span text:style-name="T9"><text:tab/>decide : idea → bool</text:span></text:p>
      <text:p text:style-name="P6"/>
      <text:p text:style-name="P8">This means constraining the set of ideas to only consider those “good ideas” which utility is expected to be better than other ideas you might have. <text:span text:style-name="T10">One might argue that `is_a_good_idea` should be used directly for decision making, since it has the same type `idea → bool`. In practice it is useful to consider a good idea for being a “good idea” in general, and then select those ideas that are appropriate for a given context. This is conceptually simpler and more flexible than trying to figure out whether an idea demands an intrinsic attention to doing it or not, e.g. based on some form of ideology.</text:span></text:p>
      <text:p text:style-name="P9"/>
      <text:p text:style-name="P9">Now, <text:span text:style-name="T11">when</text:span> you give the decision function a bad idea:</text:p>
      <text:p text:style-name="P9"/>
      <text:p text:style-name="P9"><text:tab/><text:span text:style-name="T11">decide(among_some_ideas)</text:span>(_ : [is_a_good_idea] false)</text:p>
      <text:p text:style-name="P9"/>
      <text:p text:style-name="P9">The <text:span text:style-name="T11">partial </text:span>function `<text:span text:style-name="T2">is_a_good_idea{f(a)}</text:span>` gets over-constrained once there exists at least some idea with higher utility. <text:span text:style-name="T11">Its existential path returns `false` for all inputs. Therefore, the probabilistic path will </text:span><text:soft-page-break/><text:span text:style-name="T11">return `0` on all inputs and since this is lower than 1/2 (50%), the `try_it` function always returns `false`. This is a proof that you should not try bad ideas when you got something else to do.</text:span></text:p>
      <text:p text:style-name="P9"/>
      <text:p text:style-name="P10">A problem is that, while making optimal <text:span text:style-name="T31">decisions</text:span> possible for a given context, assigning a utility to every idea requires time and energy. I would like to have a way to estimate whether pursuing some idea is worth it without comparing it to every other idea. One approach to this problem is to use a normalized scale of utility and <text:span text:style-name="T32">apply</text:span> probability theory. <text:span text:style-name="T12">For simplicity,</text:span> I assume a uniform distribution of <text:span text:style-name="T12">ideas across the scale between 0 and 1. Deriving the probability is easy:</text:span></text:p>
      <text:p text:style-name="P10"/>
      <text:p text:style-name="Standard"><text:tab/><text:span text:style-name="T12">P(¬∃ i { utility(ideas</text:span><text:span text:style-name="T5">i</text:span><text:span text:style-name="T12">) &gt; utility(this) })</text:span></text:p>
      <text:p text:style-name="Standard"><text:tab/><text:span text:style-name="T12">1 – P(∃ i { utility(ideas</text:span><text:span text:style-name="T5">i</text:span><text:span text:style-name="T12">) &gt; utility(this) })</text:span></text:p>
      <text:p text:style-name="P11"><text:span text:style-name="T11"><text:tab/>1 – (1 –</text:span><text:span text:style-name="T13"> ∏ i { 1-P(</text:span>utility(ideas<text:span text:style-name="T3">i</text:span>) &gt; utility(this)<text:span text:style-name="T13">) }</text:span><text:span text:style-name="T15">)</text:span></text:p>
      <text:p text:style-name="P11"><text:span text:style-name="T15"><text:tab/></text:span><text:span text:style-name="T14">1 – (1 –</text:span><text:span text:style-name="T15"> ∏ i len(ideas) { 1-(1-utility(this)) })</text:span></text:p>
      <text:p text:style-name="P11"><text:span text:style-name="T13"><text:tab/></text:span><text:span text:style-name="T14">1 – (1 –</text:span><text:span text:style-name="T15"> ∏ i len(ideas) { utility(this) })</text:span></text:p>
      <text:p text:style-name="P11"><text:span text:style-name="T15"><text:tab/></text:span><text:span text:style-name="T14">1 – (1 –</text:span><text:span text:style-name="T15"> utility(this)</text:span><text:span text:style-name="T22">len(ideas)</text:span><text:span text:style-name="T15">)</text:span></text:p>
      <text:p text:style-name="P11"><text:span text:style-name="T15"><text:tab/>utility(this)</text:span><text:span text:style-name="T22">len(ideas)</text:span></text:p>
      <text:p text:style-name="P12"><text:span text:style-name="T15"/></text:p>
      <text:p text:style-name="P13"><text:span text:style-name="T13">A problem is that constraining the input of `is_a_good_idea` by probability does not work, so I take a look at the overall expression:</text:span></text:p>
      <text:p text:style-name="P13"><text:span text:style-name="T13"/></text:p>
      <text:p text:style-name="P13"><text:span text:style-name="T13"><text:tab/></text:span><text:span text:style-name="T17">(∃</text:span><text:span text:style-name="T6">p</text:span><text:span text:style-name="T17">is_a_good_idea{</text:span><text:span text:style-name="T16">f(</text:span><text:span text:style-name="T17">a</text:span><text:span text:style-name="T16">)</text:span><text:span text:style-name="T17">})(true) &gt; </text:span><text:span text:style-name="T13">1/2</text:span></text:p>
      <text:p text:style-name="P13"><text:span text:style-name="T17"/></text:p>
      <text:p text:style-name="P13"><text:span text:style-name="T17">I</text:span><text:span text:style-name="T13">f I assume that I have at least one good idea, and I never assign higher utility to good ideas compared to bad ideas e.g. because my moral code is reflected in the utility function, then the idea with highest utility score should be a good idea. </text:span><text:span text:style-name="T18">Therefore, `is_a_good_idea` should return `true` and when it does, the probabilistic path returns `1`. The confidence in the particular idea being the idea with highest utility score should be multiplied with `1`, so I end up with:</text:span></text:p>
      <text:p text:style-name="P13"><text:span text:style-name="T18"/></text:p>
      <text:p text:style-name="P14"><text:span text:style-name="T18"><text:tab/>try_it := \(_ : idea → bool ∧ (= </text:span><text:span text:style-name="T19">no_better_idea(_ : </text:span><text:span text:style-name="T18">[len] n</text:span><text:span text:style-name="T19">)</text:span><text:span text:style-name="T18">) = \(_ : idea ∧ [utility] u) = u</text:span><text:span text:style-name="T23">n</text:span><text:span text:style-name="T18"> &gt; 1/2</text:span></text:p>
      <text:p text:style-name="P14"><text:span text:style-name="T20"/></text:p>
      <text:p text:style-name="P15"><text:span text:style-name="T13">Finding the critical value for `u`:</text:span></text:p>
      <text:p text:style-name="P15"><text:span text:style-name="T13"/></text:p>
      <text:p text:style-name="P15"><text:span text:style-name="T13"><text:tab/>u</text:span><text:span text:style-name="T21">n</text:span><text:span text:style-name="T13"> = 1/2</text:span></text:p>
      <text:p text:style-name="P15"><text:span text:style-name="T13"><text:tab/>u = 2</text:span><text:span text:style-name="T21">-1/n</text:span></text:p>
      <text:p text:style-name="P15"><text:span text:style-name="T13"/></text:p>
      <text:p text:style-name="P16"><text:span text:style-name="T13">So, if you have 10 ideas, any particular idea worth considering should at least have a 93.3% util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Serif" svg:font-family="Liberation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8T12:19:54.021783000</meta:creation-date>
    <dc:date>2017-07-08T14:54:04.207073000</dc:date>
    <meta:editing-duration>PT29M26S</meta:editing-duration>
    <meta:editing-cycles>18</meta:editing-cycles>
    <meta:generator>LibreOffice/5.1.2.2$MacOSX_X86_64 LibreOffice_project/d3bf12ecb743fc0d20e0be0c58ca359301eb705f</meta:generator>
    <meta:document-statistic meta:table-count="1" meta:image-count="0" meta:object-count="0" meta:page-count="3" meta:paragraph-count="69" meta:word-count="995" meta:character-count="5702" meta:non-whitespace-character-count="4748"/>
  </office:meta>
</office:document-meta>
</file>